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s://www.envox.eu/" office:target-frame-name="_blank" xlink:show="new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Document version: 1.4</text:p>
      <text:p text:style-name="Standard">Date: <text:date style:data-style-name="N84" text:date-value="2021-05-06T11:22:27.99">2021-05-06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9$Unix OpenOffice.org_project/419m1$Build-9805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7" meta:character-count="185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